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a réponse<text:line-break/>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4" draw:layer="layout" svg:width="18.831cm" svg:height="6.015cm" svg:x="2.969cm" svg:y="3.2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4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13.925cm" svg:height="4.242cm" svg:x="7.075cm" svg:y="3.3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3</text:p>
          </draw:text-box>
        </draw:frame>
        <draw:frame draw:style-name="gr2" draw:text-style-name="P4" draw:layer="layout" svg:width="22.716cm" svg:height="6.015cm" svg:x="3.097cm" svg:y="3.3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4" draw:layer="layout" svg:width="22.06cm" svg:height="8.868cm" svg:x="3.691cm" svg:y="3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21.989cm" svg:height="8.868cm" svg:x="3.692cm" svg:y="3.3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3" draw:text-style-name="P6" draw:layer="layout" svg:width="2.87cm" svg:height="2.337cm" svg:x="15.238cm" svg:y="4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11.383cm" svg:height="3.608cm" svg:x="2.97cm" svg:y="3.2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3" draw:text-style-name="P6" draw:layer="layout" svg:width="14.745cm" svg:height="4.779cm" svg:x="12cm" svg:y="3.62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8.435cm" svg:height="2.542cm" svg:x="2.965cm" svg:y="3.8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1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3" draw:text-style-name="P6" draw:layer="layout" svg:width="11.231cm" svg:height="4.779cm" svg:x="15.4cm" svg:y="3.4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13.72cm" svg:height="3.608cm" svg:x="1.68cm" svg:y="3.3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3" draw:text-style-name="P6" draw:layer="layout" svg:width="11.979cm" svg:height="2.649cm" svg:x="14.821cm" svg:y="4.75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4" draw:layer="layout" svg:width="13.335cm" svg:height="5.315cm" svg:x="1.8cm" svg:y="3.25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13.309cm" svg:height="5.315cm" svg:x="1.6cm" svg:y="3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10.012cm" svg:height="2.949cm" svg:x="16.2cm" svg:y="4.25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11-05T15:45:21.394000000</dc:date>
    <meta:editing-duration>PT1H17M58S</meta:editing-duration>
    <meta:editing-cycles>15</meta:editing-cycles>
    <meta:generator>LibreOffice/6.3.6.2$Windows_X86_64 LibreOffice_project/2196df99b074d8a661f4036fca8fa0cbfa33a497</meta:generator>
    <meta:document-statistic meta:object-count="87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On multiplie une valeur par </mtext>
            <mn>0,7</mn>
          </mrow>
        </mtd>
      </mtr>
      <mtr>
        <mtd>
          <mtext>De quel pourcentage cette</mtext>
        </mtd>
      </mtr>
      <mtr>
        <mtd>
          <mtext>valeur diminue-t-elle ?</mtext>
        </mtd>
      </mtr>
    </mtable>
    <annotation encoding="StarMath 5.0">"On multiplie une valeur par "0,7 newline "De quel pourcentage cette" newline 
"valeur diminue-t-elle ?"</annotation>
  </semantics>
</math>
</file>

<file path=Object 10/content.xml><?xml version="1.0" encoding="utf-8"?>
<math xmlns="http://www.w3.org/1998/Math/MathML" display="block">
  <semantics>
    <mtable>
      <mtr>
        <mtd>
          <mrow>
            <mtext>Résoudre dans</mtext>
            <mi mathvariant="normal">ℝ</mi>
          </mrow>
        </mtd>
      </mtr>
      <mtr>
        <mtd>
          <mrow>
            <mtext>l'équation :  </mtext>
            <mrow>
              <msup>
                <mi>x</mi>
                <mn>2</mn>
              </msup>
              <mo stretchy="false">=</mo>
              <mn>81</mn>
            </mrow>
          </mrow>
        </mtd>
      </mtr>
    </mtable>
    <annotation encoding="StarMath 5.0">"Résoudre dans" %Ux211D newline  "l'équation :  " x^2=81 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est une suite arithmétique</mtext>
          </mrow>
        </mtd>
      </mtr>
      <mtr>
        <mtd>
          <mrow>
            <mtext>de premier terme </mtext>
            <mrow>
              <msub>
                <mi>u</mi>
                <mn>0</mn>
              </msub>
              <mo stretchy="false">=</mo>
              <mn>1,5</mn>
            </mrow>
            <mtext> et</mtext>
          </mrow>
        </mtd>
      </mtr>
      <mtr>
        <mtd>
          <mrow>
            <mtext>de raison </mtext>
            <mrow>
              <mi>r</mi>
              <mo stretchy="false">=</mo>
              <mn>7,3.</mn>
            </mrow>
          </mrow>
        </mtd>
      </mtr>
      <mtr>
        <mtd>
          <mrow>
            <mtext>Exprimer </mtext>
            <msub>
              <mi>u</mi>
              <mi>n</mi>
            </msub>
            <mtext> en fonction de </mtext>
            <mi>n</mi>
            <mi>.</mi>
          </mrow>
        </mtd>
      </mtr>
    </mtable>
    <annotation encoding="StarMath 5.0">""( u_n ) "est une suite arithmétique" newline 
"de premier terme "u_0=1,5" et" newline
"de raison "r=7,3. newline
"Exprimer "u_n" en fonction de "n.</annotation>
  </semantics>
</math>
</file>

<file path=Object 12/content.xml><?xml version="1.0" encoding="utf-8"?>
<math xmlns="http://www.w3.org/1998/Math/MathML" display="block">
  <semantics>
    <mstyle color="green">
      <mrow>
        <msub>
          <mi>v</mi>
          <mi>n</mi>
        </msub>
        <mo stretchy="false">=</mo>
        <mrow>
          <mn>3,2</mn>
          <mo stretchy="false">×</mo>
          <msup>
            <mn>5</mn>
            <mi>n</mi>
          </msup>
        </mrow>
      </mrow>
    </mstyle>
    <annotation encoding="StarMath 5.0">color green {v_n=3,2 times 5^n}</annotation>
  </semantics>
</math>
</file>

<file path=Object 15/content.xml><?xml version="1.0" encoding="utf-8"?>
<math xmlns="http://www.w3.org/1998/Math/MathML" display="block">
  <semantics>
    <mtable>
      <mtr>
        <mtd>
          <mstyle color="green">
            <mtext>Deux solutions : </mtext>
          </mstyle>
        </mtd>
      </mtr>
      <mtr>
        <mtd>
          <mstyle color="green">
            <mrow>
              <mrow>
                <mo stretchy="false">−</mo>
                <mn>9</mn>
              </mrow>
              <mtext> et </mtext>
              <mn>9</mn>
            </mrow>
          </mstyle>
        </mtd>
      </mtr>
    </mtable>
    <annotation encoding="StarMath 5.0">color green{"Deux solutions : "}
newline
color green{ -9" et "9 }</annotation>
  </semantics>
</math>
</file>

<file path=Object 17/content.xml><?xml version="1.0" encoding="utf-8"?>
<math xmlns="http://www.w3.org/1998/Math/MathML" display="block">
  <semantics>
    <mtable>
      <mtr>
        <mtd>
          <mstyle color="green">
            <mtext>Elle diminue</mtext>
          </mstyle>
        </mtd>
      </mtr>
      <mtr>
        <mtd>
          <mstyle color="green">
            <mrow>
              <mtext>de </mtext>
              <mn>30</mn>
              <mtext>%</mtext>
              <mn>.</mn>
            </mrow>
          </mstyle>
        </mtd>
      </mtr>
    </mtable>
    <annotation encoding="StarMath 5.0">color green{"Elle diminue"}newline color green{"de "30%.}</annotation>
  </semantics>
</math>
</file>

<file path=Object 18/content.xml><?xml version="1.0" encoding="utf-8"?>
<math xmlns="http://www.w3.org/1998/Math/MathML" display="block">
  <semantics>
    <mstyle color="green">
      <mrow>
        <mrow>
          <msub>
            <mi>u</mi>
            <mi>n</mi>
          </msub>
          <mo stretchy="false">=</mo>
          <mrow>
            <mn>1,5</mn>
            <mo stretchy="false">+</mo>
            <mn>7,3</mn>
          </mrow>
        </mrow>
        <mi>n</mi>
      </mrow>
    </mstyle>
    <annotation encoding="StarMath 5.0">color green {u_n=1,5+7,3n}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est une suite arithmétique</mtext>
          </mrow>
        </mtd>
      </mtr>
      <mtr>
        <mtd>
          <mrow>
            <mtext>de premier terme </mtext>
            <mrow>
              <msub>
                <mi>u</mi>
                <mn>0</mn>
              </msub>
              <mo stretchy="false">=</mo>
              <mn>1,5</mn>
            </mrow>
            <mtext> et</mtext>
          </mrow>
        </mtd>
      </mtr>
      <mtr>
        <mtd>
          <mrow>
            <mtext>de raison </mtext>
            <mrow>
              <mi>r</mi>
              <mo stretchy="false">=</mo>
              <mn>7,3.</mn>
            </mrow>
          </mrow>
        </mtd>
      </mtr>
      <mtr>
        <mtd>
          <mrow>
            <mtext>Exprimer </mtext>
            <msub>
              <mi>u</mi>
              <mi>n</mi>
            </msub>
            <mtext> en fonction de </mtext>
            <mi>n</mi>
            <mi>.</mi>
          </mrow>
        </mtd>
      </mtr>
    </mtable>
    <annotation encoding="StarMath 5.0">""( u_n ) "est une suite arithmétique" newline 
"de premier terme "u_0=1,5" et" newline
"de raison "r=7,3. newline
"Exprimer "u_n" en fonction de "n.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  <mtext>est une suite géométrique</mtext>
          </mrow>
        </mtd>
      </mtr>
      <mtr>
        <mtd>
          <mrow>
            <mtext>de premier terme </mtext>
            <mrow>
              <msub>
                <mi>v</mi>
                <mn>0</mn>
              </msub>
              <mo stretchy="false">=</mo>
              <mn>3,2</mn>
            </mrow>
            <mtext> et</mtext>
          </mrow>
        </mtd>
      </mtr>
      <mtr>
        <mtd>
          <mrow>
            <mtext>de raison </mtext>
            <mrow>
              <mi>q</mi>
              <mo stretchy="false">=</mo>
              <mn>5.</mn>
            </mrow>
          </mrow>
        </mtd>
      </mtr>
      <mtr>
        <mtd>
          <mrow>
            <mtext>Exprimer </mtext>
            <msub>
              <mi>v</mi>
              <mi>n</mi>
            </msub>
            <mtext> en fonction de </mtext>
            <mi>n</mi>
            <mi>.</mi>
          </mrow>
        </mtd>
      </mtr>
    </mtable>
    <annotation encoding="StarMath 5.0">""( v_n ) "est une suite géométrique" newline 
"de premier terme "v_0=3,2" et" newline
"de raison "q=5. newline
"Exprimer "v_n" en fonction de "n.</annotation>
  </semantics>
</math>
</file>

<file path=Object 4/content.xml><?xml version="1.0" encoding="utf-8"?>
<math xmlns="http://www.w3.org/1998/Math/MathML" display="block">
  <semantics>
    <mtable>
      <mtr>
        <mtd>
          <mtext>Un prix augmente de 20%</mtext>
        </mtd>
      </mtr>
      <mtr>
        <mtd>
          <mtext>Par quel nombre est</mtext>
        </mtd>
      </mtr>
      <mtr>
        <mtd>
          <mtext>multiplié ce prix ?</mtext>
        </mtd>
      </mtr>
    </mtable>
    <annotation encoding="StarMath 5.0">"Un prix augmente de 20%"newline
"Par quel nombre est"newline"multiplié ce prix ?"</annotation>
  </semantics>
</math>
</file>

<file path=Object 5/content.xml><?xml version="1.0" encoding="utf-8"?>
<math xmlns="http://www.w3.org/1998/Math/MathML" display="block">
  <semantics>
    <mtable>
      <mtr>
        <mtd>
          <mrow>
            <mtext>Résoudre dans</mtext>
            <mi mathvariant="normal">ℝ</mi>
          </mrow>
        </mtd>
      </mtr>
      <mtr>
        <mtd>
          <mrow>
            <mtext>l'équation :  </mtext>
            <mrow>
              <msup>
                <mi>x</mi>
                <mn>2</mn>
              </msup>
              <mo stretchy="false">=</mo>
              <mn>81</mn>
            </mrow>
          </mrow>
        </mtd>
      </mtr>
    </mtable>
    <annotation encoding="StarMath 5.0">"Résoudre dans" %Ux211D newline  "l'équation :  " x^2=81 </annotation>
  </semantics>
</math>
</file>

<file path=Object 6/content.xml><?xml version="1.0" encoding="utf-8"?>
<math xmlns="http://www.w3.org/1998/Math/MathML" display="block">
  <semantics>
    <mtable>
      <mtr>
        <mtd>
          <mrow>
            <mtext>On multiplie une valeur par </mtext>
            <mn>0,7</mn>
          </mrow>
        </mtd>
      </mtr>
      <mtr>
        <mtd>
          <mtext>De quel pourcentage cette</mtext>
        </mtd>
      </mtr>
      <mtr>
        <mtd>
          <mtext>valeur diminue-t-elle ?</mtext>
        </mtd>
      </mtr>
    </mtable>
    <annotation encoding="StarMath 5.0">"On multiplie une valeur par "0,7 newline "De quel pourcentage cette" newline 
"valeur diminue-t-elle ?"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  <mtext>est une suite géométrique</mtext>
          </mrow>
        </mtd>
      </mtr>
      <mtr>
        <mtd>
          <mrow>
            <mtext>de premier terme </mtext>
            <mrow>
              <msub>
                <mi>v</mi>
                <mn>0</mn>
              </msub>
              <mo stretchy="false">=</mo>
              <mn>3,2</mn>
            </mrow>
            <mtext> et</mtext>
          </mrow>
        </mtd>
      </mtr>
      <mtr>
        <mtd>
          <mrow>
            <mtext>de raison </mtext>
            <mrow>
              <mi>q</mi>
              <mo stretchy="false">=</mo>
              <mn>5.</mn>
            </mrow>
          </mrow>
        </mtd>
      </mtr>
      <mtr>
        <mtd>
          <mrow>
            <mtext>Exprimer </mtext>
            <msub>
              <mi>v</mi>
              <mi>n</mi>
            </msub>
            <mtext> en fonction de </mtext>
            <mi>n</mi>
            <mi>.</mi>
          </mrow>
        </mtd>
      </mtr>
    </mtable>
    <annotation encoding="StarMath 5.0">""( v_n ) "est une suite géométrique" newline 
"de premier terme "v_0=3,2" et" newline
"de raison "q=5. newline
"Exprimer "v_n" en fonction de "n.</annotation>
  </semantics>
</math>
</file>

<file path=Object 8/content.xml><?xml version="1.0" encoding="utf-8"?>
<math xmlns="http://www.w3.org/1998/Math/MathML" display="block">
  <semantics>
    <mtable>
      <mtr>
        <mtd>
          <mtext>Un prix augmente de 20%</mtext>
        </mtd>
      </mtr>
      <mtr>
        <mtd>
          <mtext>Par quel nombre est</mtext>
        </mtd>
      </mtr>
      <mtr>
        <mtd>
          <mtext>multiplié ce prix ?</mtext>
        </mtd>
      </mtr>
    </mtable>
    <annotation encoding="StarMath 5.0">"Un prix augmente de 20%"newline
"Par quel nombre est"newline"multiplié ce prix ?"</annotation>
  </semantics>
</math>
</file>

<file path=Object 9/content.xml><?xml version="1.0" encoding="utf-8"?>
<math xmlns="http://www.w3.org/1998/Math/MathML" display="block">
  <semantics>
    <mstyle color="green">
      <mn>1,2</mn>
    </mstyle>
    <annotation encoding="StarMath 5.0">color green{1,2}</annotation>
  </semantics>
</math>
</file>